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oxy site for https://www.truepeoplesearch.com/</text:p>
      <text:p text:style-name="Standard"/>
      <text:p text:style-name="Standard">https://www.proxysite.com/</text:p>
      <text:p text:style-name="Standard">https://hide.me/en/proxy</text:p>
      <text:p text:style-name="Standard">https://hidester.com/proxy/</text:p>
      <text:p text:style-name="Standard">https://www.kproxy.com/</text:p>
      <text:p text:style-name="Standard">http://proxyload.net/</text:p>
      <text:p text:style-name="Standard">https://www.vpnbook.com/</text:p>
      <text:p text:style-name="Standard">https://www.megaproxy.com/</text:p>
      <text:p text:style-name="Standard">Proxyfree</text:p>
      <text:p text:style-name="Standard">https://www.freeproxyserver.co/</text:p>
      <text:p text:style-name="Standard">https://www.awebproxy.com/</text:p>
      <text:p text:style-name="Standard">https://www.yellowproxy.net/</text:p>
      <text:p text:style-name="Standard">https://pandashield.com/</text:p>
      <text:p text:style-name="Standard">https://unblockvideos.com/</text:p>
      <text:p text:style-name="Standard">https://www.vpnbook.com/webproxy</text:p>
      <text:p text:style-name="Standard">https://www.hidemebro.com/</text:p>
      <text:p text:style-name="Standard">https://www.freeproxy.asia/</text:p>
      <text:p text:style-name="Standard">https://www.hidemebro.com/</text:p>
      <text:p text:style-name="Standard">https://instantunblock.com/</text:p>
      <text:p text:style-name="Standard">https://www.websurf.in/</text:p>
      <text:p text:style-name="Standard">https://www.websurf.in/</text:p>
      <text:p text:style-name="Standard">https://www.homeproxy.com/</text:p>
      <text:p text:style-name="Standard">http://fiberprox.me/</text:p>
      <text:p text:style-name="Standard">http://xitenow.com/</text:p>
      <text:p text:style-name="Standard">http://quickprox.com/</text:p>
      <text:p text:style-name="Standard">https://www.orangeproxy.net/</text:p>
      <text:p text:style-name="Standard">http://aceproxy.com/</text:p>
      <text:p text:style-name="Standard">http://linkmetube.com/</text:p>
      <text:p text:style-name="Standard">http://ultimateproxy.net/</text:p>
      <text:p text:style-name="Standard">2http://xitesite.com/</text:p>
      <text:p text:style-name="Standard">http://dontfilter.us/</text:p>
      <text:p text:style-name="Standard">http://vload.net/</text:p>
      <text:p text:style-name="Standard">http://miniprox.com/</text:p>
      <text:p text:style-name="Standard">http://hidebuzz.us/</text:p>
      <text:p text:style-name="Standard">http://sslpro.org/</text:p>
      <text:p text:style-name="Standard">http://2fastsurfer.com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4T10:55:35.467486947</meta:creation-date>
    <dc:date>2021-01-08T15:26:19.878507552</dc:date>
    <meta:editing-duration>PT2M2S</meta:editing-duration>
    <meta:editing-cycles>2</meta:editing-cycles>
    <meta:generator>LibreOffice/6.4.2.2$Linux_X86_64 LibreOffice_project/40$Build-2</meta:generator>
    <meta:document-statistic meta:table-count="0" meta:image-count="0" meta:object-count="0" meta:page-count="1" meta:paragraph-count="36" meta:word-count="39" meta:character-count="867" meta:non-whitespace-character-count="864"/>
  </office:meta>
</office:document-meta>
</file>